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3.57cm" fo:min-width="1.983cm" fo:padding-top="0.1cm" fo:padding-bottom="0.1cm" fo:padding-left="0.1cm" fo:padding-right="0.1cm" fo:wrap-option="wrap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.931cm" fo:min-width="0cm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0cm" fo:min-width="0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daedef" draw:textarea-horizontal-align="justify" draw:textarea-vertical-align="middle" draw:auto-grow-height="false" fo:min-height="2.202cm" fo:min-width="0.533cm" fo:padding-top="0.13cm" fo:padding-bottom="0.13cm" fo:padding-left="0.25cm" fo:padding-right="0.25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cm" fo:padding-bottom="0.1cm" fo:padding-left="0.1cm" fo:padding-right="0.1cm" fo:wrap-option="no-wrap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8pt" fo:language="en" fo:country="US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8pt" fo:language="en" fo:country="US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4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4pt" fo:language="en" fo:country="US" style:font-size-asian="14pt" style:font-size-complex="14pt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/>
      <style:text-properties style:font-name="Arial" fo:font-size="14pt" fo:language="en" fo:country="US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Arial" fo:font-size="14pt" fo:language="en" fo:country="US" style:font-size-asian="14pt" style:font-size-complex="14pt"/>
    </style:style>
    <style:style style:name="P8" style:family="paragraph">
      <style:paragraph-properties fo:margin-left="0cm" fo:margin-right="0cm" fo:text-indent="0cm" style:punctuation-wrap="hanging" style:line-break="strict" style:writing-mode="lr-tb"/>
      <style:text-properties fo:language="en" fo:country="US"/>
    </style:style>
    <style:style style:name="P9" style:family="paragraph">
      <loext:graphic-properties draw:fill="solid" draw:fill-color="#daede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en" fo:country="US"/>
    </style:style>
    <style:style style:name="P11" style:family="paragraph">
      <loext:graphic-properties draw:fill="solid" draw:fill-color="#daedef"/>
      <style:paragraph-properties style:writing-mode="lr-tb" style:font-independent-line-spacing="true"/>
      <style:text-properties fo:language="en" fo:country="US"/>
    </style:style>
    <style:style style:name="P12" style:family="paragraph">
      <style:paragraph-properties fo:margin-left="0cm" fo:margin-right="0cm" fo:text-indent="0cm" style:punctuation-wrap="hanging" style:line-break="strict" style:writing-mode="lr-tb"/>
      <style:text-properties fo:font-size="18pt" fo:language="en" fo:country="US"/>
    </style:style>
    <style:style style:name="P1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 fo:language="en" fo:country="US"/>
    </style:style>
    <style:style style:name="P14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Arial" fo:font-size="14pt" fo:language="cs" fo:country="CZ" style:font-size-asian="14pt" style:font-size-complex="14pt"/>
    </style:style>
    <style:style style:name="T2" style:family="text">
      <style:text-properties style:font-name="Arial" fo:font-size="14pt" fo:language="en" fo:country="US" style:font-size-asian="14pt" style:font-size-complex="14pt"/>
    </style:style>
    <style:style style:name="T3" style:family="text">
      <style:text-properties fo:font-size="14pt" fo:language="cs" fo:country="CZ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6pt" fo:language="cs" fo:country="CZ" fo:font-weight="bold" style:font-size-asian="16pt" style:font-weight-asian="bold" style:font-size-complex="16pt" style:font-weight-complex="bold"/>
    </style:style>
    <style:style style:name="T6" style:family="text">
      <style:text-properties fo:font-size="18pt" fo:language="cs" fo:country="CZ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line draw:name="Rovná spojnica 68" draw:style-name="gr1" draw:text-style-name="P1" draw:layer="layout" svg:x1="1.593cm" svg:y1="8.387cm" svg:x2="2.307cm" svg:y2="8.391cm">
          <text:p/>
        </draw:line>
        <draw:line draw:name="Rovná spojnica 70" draw:style-name="gr1" draw:text-style-name="P1" draw:layer="layout" svg:x1="2.704cm" svg:y1="8.391cm" svg:x2="5.681cm" svg:y2="8.396cm">
          <text:p/>
        </draw:line>
        <draw:line draw:name="Rovná spojnica 73" draw:style-name="gr1" draw:text-style-name="P1" draw:layer="layout" svg:x1="5.681cm" svg:y1="8.395cm" svg:x2="7.665cm" svg:y2="8.39cm">
          <text:p/>
        </draw:line>
        <draw:line draw:name="Rovná spojnica 221" draw:style-name="gr2" draw:text-style-name="P1" draw:layer="layout" svg:x1="2.519cm" svg:y1="7.795cm" svg:x2="2.523cm" svg:y2="7.478cm">
          <text:p/>
        </draw:line>
        <draw:custom-shape draw:name="BlokTextu 234" draw:style-name="gr3" draw:text-style-name="P3" draw:layer="layout" svg:width="0.998cm" svg:height="0.793cm" svg:x="1.344cm" svg:y="7.681cm">
          <text:list text:style-name="L1">
            <text:list-header>
              <text:p text:style-name="P2"><text:span text:style-name="T1">PC</text:span><text:span text:style-name="T2">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5" draw:style-name="gr4" draw:text-style-name="P5" draw:layer="layout" svg:width="0.888cm" svg:height="0.793cm" svg:x="2.688cm" svg:y="7.637cm">
          <text:list text:style-name="L1">
            <text:list-header>
              <text:p text:style-name="P4"><text:span text:style-name="T1">P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BlokTextu 236" draw:style-name="gr5" draw:text-style-name="P7" draw:layer="layout" svg:width="1.171cm" svg:height="0.793cm" svg:x="6.179cm" svg:y="7.598cm">
          <text:list text:style-name="L1">
            <text:list-header>
              <text:p text:style-name="P6"><text:span text:style-name="T2">I</text:span><text:span text:style-name="T2">n</text:span><text:span text:style-name="T2">s</text:span><text:span text:style-name="T2">t</text:span><text:span text:style-name="T2">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Skupina 19">
          <draw:custom-shape draw:name="Obdĺžnik 6" draw:style-name="gr6" draw:text-style-name="P9" draw:layer="layout" svg:width="2.183cm" svg:height="3.77cm" svg:x="3.77cm" svg:y="7.381cm">
            <text:list text:style-name="L2">
              <text:list-header>
                <text:p text:style-name="P8"><text:span text:style-name="T3"/></text:p>
                <text:p text:style-name="P8"><text:span text:style-name="T4">I</text:span><text:span text:style-name="T4">n</text:span><text:span text:style-name="T4">s</text:span><text:span text:style-name="T4">t</text:span><text:span text:style-name="T4">r</text:span><text:span text:style-name="T4">.</text:span><text:span text:style-name="T4">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BlokTextu 7" draw:style-name="gr7" draw:text-style-name="P10" draw:layer="layout" svg:width="2.183cm" svg:height="0.877cm" svg:x="3.77cm" svg:y="7.937cm">
            <text:p text:style-name="P8"><text:span text:style-name="T5">A</text:span><text:span text:style-name="T5"> </text:span><text:span text:style-name="T5"><text:s/></text:span><text:span text:style-name="T5"><text:s/></text:span><text:span text:style-name="T5">R</text:span><text:span text:style-name="T5">D</text:span></text:p>
            <draw:enhanced-geometry svg:viewBox="0 0 21600 21600" draw:type="mso-spt202" draw:enhanced-path="M 0 0 L 21600 0 21600 21600 0 21600 0 0 Z N"/>
          </draw:custom-shape>
        </draw:g>
        <draw:custom-shape draw:name="Obdĺžnik 53" draw:style-name="gr8" draw:text-style-name="P11" draw:layer="layout" svg:width="0.397cm" svg:height="1.191cm" svg:x="2.307cm" svg:y="7.796cm">
          <text:p/>
          <draw:enhanced-geometry svg:viewBox="0 0 21600 21600" draw:type="rectangle" draw:enhanced-path="M 0 0 L 21600 0 21600 21600 0 21600 0 0 Z N"/>
        </draw:custom-shape>
        <draw:custom-shape draw:name="Rovnoramenný trojuholník 54" draw:style-name="gr9" draw:text-style-name="P11" draw:layer="layout" svg:width="0.397cm" svg:height="0.397cm" svg:x="2.307cm" svg:y="7.754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name="Rovná spojnica 80" draw:style-name="gr1" draw:text-style-name="P1" draw:layer="layout" svg:x1="4.278cm" svg:y1="12.769cm" svg:x2="5.482cm" svg:y2="12.756cm">
          <text:p/>
        </draw:line>
        <draw:line draw:name="Rovná spojnica 68_0" draw:style-name="gr1" draw:text-style-name="P1" draw:layer="layout" svg:x1="0.698cm" svg:y1="8.387cm" svg:x2="2.307cm" svg:y2="8.391cm">
          <text:p/>
        </draw:line>
        <draw:line draw:name="Rovná spojnica 66" draw:style-name="gr1" draw:text-style-name="P1" draw:layer="layout" svg:x1="3.303cm" svg:y1="8.391cm" svg:x2="3.298cm" svg:y2="11.963cm">
          <text:p/>
        </draw:line>
        <draw:line draw:name="Rovná spojnica 67" draw:style-name="gr1" draw:text-style-name="P1" draw:layer="layout" svg:x1="3.299cm" svg:y1="11.963cm" svg:x2="3.895cm" svg:y2="11.968cm">
          <text:p/>
        </draw:line>
        <draw:line draw:name="Rovná spojnica 69" draw:style-name="gr1" draw:text-style-name="P1" draw:layer="layout" svg:x1="3.299cm" svg:y1="13.551cm" svg:x2="3.895cm" svg:y2="13.555cm">
          <text:p/>
        </draw:line>
        <draw:line draw:name="Rovná spojnica 71" draw:style-name="gr1" draw:text-style-name="P1" draw:layer="layout" svg:x1="5.486cm" svg:y1="12.757cm" svg:x2="5.481cm" svg:y2="14.94cm">
          <text:p/>
        </draw:line>
        <draw:line draw:name="Rovná spojnica 74" draw:style-name="gr1" draw:text-style-name="P1" draw:layer="layout" svg:x1="0.72cm" svg:y1="14.949cm" svg:x2="0.698cm" svg:y2="8.387cm">
          <text:p/>
        </draw:line>
        <draw:custom-shape draw:name="BlokTextu 75" draw:style-name="gr10" draw:text-style-name="P13" draw:layer="layout" svg:width="1.017cm" svg:height="0.937cm" svg:x="2.376cm" svg:y="13.083cm">
          <text:list text:style-name="L2">
            <text:list-header>
              <text:p text:style-name="P12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Voľná forma 76" draw:style-name="gr11" draw:text-style-name="P11" draw:layer="layout" svg:width="1.032cm" svg:height="2.461cm" svg:x="3.802cm" svg:y="11.5cm">
          <text:p/>
          <draw:enhanced-geometry svg:viewBox="0 0 371475 885825" draw:extrusion-allowed="true" draw:text-areas="0 0 371475 885825" draw:glue-points="0 0 371475 114300 361950 781050 9525 885825 0 504825 171450 457200 9525 390525 0 0" draw:type="mso-spt100" draw:enhanced-path="M 0 0 L 371475 114300 361950 781050 9525 885825 0 504825 171450 457200 9525 390525 0 0 Z N"/>
        </draw:custom-shape>
        <draw:custom-shape draw:name="BlokTextu 82" draw:style-name="gr12" draw:text-style-name="P7" draw:layer="layout" svg:width="1.73cm" svg:height="0.793cm" svg:x="1.288cm" svg:y="14.225cm">
          <text:list text:style-name="L1">
            <text:list-header>
              <text:p text:style-name="P6"><text:span text:style-name="T2">PC + 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Rovná spojnica 72" draw:style-name="gr1" draw:text-style-name="P1" draw:layer="layout" svg:x1="5.482cm" svg:y1="14.948cm" svg:x2="0.72cm" svg:y2="14.943cm">
          <text:p/>
        </draw:line>
        <draw:custom-shape draw:name="BlokTextu 77" draw:style-name="gr7" draw:text-style-name="P13" draw:layer="layout" svg:width="0.993cm" svg:height="0.963cm" svg:x="4.107cm" svg:y="12.294cm">
          <text:list text:style-name="L2">
            <text:list-header>
              <text:p text:style-name="P12"><text:span text:style-name="T6">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19M25S</meta:editing-duration>
    <meta:editing-cycles>275</meta:editing-cycles>
    <meta:generator>LibreOffice/6.4.7.2$Linux_X86_64 LibreOffice_project/40$Build-2</meta:generator>
    <dc:date>2022-12-15T16:11:02.578750020</dc:date>
    <dc:description>https://cw.fel.cvut.cz/wiki/courses/b35apo/start</dc:description>
    <dc:subject>B35APO - Computer Architectures</dc:subject>
    <dc:title>Central Processing Unit (CPU)</dc:title>
    <meta:document-statistic meta:object-count="52"/>
  </office:meta>
</office:document-meta>
</file>